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1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-0.318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font-name="Segoe UI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OLD TESTAMENT</text:span></text:p>
            <text:p text:style-name="P1"><text:span text:style-name="T2">Job 38:1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4.892cm" svg:height="7.766cm" svg:x="1.524cm" svg:y="0.87cm">
          <draw:text-box>
            <text:p text:style-name="P4"><text:span text:style-name="T3">1</text:span><text:span text:style-name="T4">Then the LORD answered Job out of the whirlwind and said: </text:span><text:span text:style-name="T3">2</text:span><text:span text:style-name="T4">“Who is this that darkens counsel by words without knowledge?</text:span></text:p>
            <text:p text:style-name="P5"><text:span text:style-name="T5">3</text:span><text:span text:style-name="T6">Dress for action like a man; I will question you, and you make it known to m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4.638cm" svg:height="6.263cm" svg:x="1.778cm" svg:y="0.849cm">
          <draw:text-box>
            <text:p text:style-name="P5"><text:span text:style-name="T5">4</text:span><text:span text:style-name="T6">“Where were you when I laid the foundation of the earth? Tell me, if you have understanding.</text:span></text:p>
            <text:p text:style-name="P5"><text:span text:style-name="T5">5</text:span><text:span text:style-name="T6">Who determined its measurements—surely you know! Or who stretched the line upon it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5.067cm" svg:height="7.766cm" svg:x="1.603cm" svg:y="1.077cm">
          <draw:text-box>
            <text:p text:style-name="P5"><text:span text:style-name="T5">6</text:span><text:span text:style-name="T6">On what were its bases sunk, or who laid its cornerstone, </text:span><text:span text:style-name="T5">7</text:span><text:span text:style-name="T6">when the morning stars sang together and all the sons of God shouted for joy? </text:span><text:span text:style-name="T5">8</text:span><text:span text:style-name="T6">“Or who shut in the sea with doors when it burst out from the womb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7" draw:layer="layout" svg:width="24.384cm" svg:height="6.263cm" svg:x="1.778cm" svg:y="1.103cm">
          <draw:text-box>
            <text:p text:style-name="P5"><text:span text:style-name="T5">9</text:span><text:span text:style-name="T6">when I made clouds its garment and thick darkness its swaddling band, </text:span><text:span text:style-name="T5">10</text:span><text:span text:style-name="T6">and prescribed limits for it and set bars and door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6" draw:layer="layout" svg:width="24.13cm" svg:height="4.964cm" svg:x="2.286cm" svg:y="1.132cm">
          <draw:text-box>
            <text:p text:style-name="P4"><text:span text:style-name="T5">11</text:span><text:span text:style-name="T6">and said, ‘Thus far shall you come, and no farther, and here shall your proud waves be stayed’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4:58:38.654000000</meta:creation-date>
    <dc:title>Hymn template</dc:title>
    <meta:editing-duration>PT4M7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6-21T13:04:20.249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6-18T14:58:38.404000000"/>
  </office:meta>
</office:document-meta>
</file>